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AC000001ACF0228898.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Light" svg:font-family="'Bahnschrift Light'" style:font-family-generic="roman" style:font-pitch="variable"/>
    <style:font-face style:name="Bahnschrift SemiBold" svg:font-family="'Bahnschrift SemiBold'" style:font-family-generic="roman" style:font-pitch="variable"/>
    <style:font-face style:name="Bahnschrift SemiBold1" svg:font-family="'Bahnschrift SemiBold'"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rame_20_contents">
      <style:paragraph-properties style:punctuation-wrap="simple" style:writing-mode="lr-tb"/>
      <style:text-properties fo:color="#000000" loext:opacity="100%"/>
    </style:style>
    <style:style style:name="P2" style:family="paragraph" style:parent-style-name="Frame_20_contents">
      <style:paragraph-properties fo:margin-top="0.101cm" fo:margin-bottom="0.101cm" style:contextual-spacing="false" fo:line-height="115%" style:punctuation-wrap="simple" style:writing-mode="lr-tb"/>
      <style:text-properties fo:color="#000000" loext:opacity="100%" style:font-name="Bahnschrift Light" fo:font-size="12pt" fo:font-weight="bold" style:font-size-asian="12pt" style:font-weight-asian="bold" style:font-size-complex="12pt" style:font-weight-complex="bold"/>
    </style:style>
    <style:style style:name="P3" style:family="paragraph" style:parent-style-name="Frame_20_contents">
      <style:paragraph-properties fo:margin-top="0.101cm" fo:margin-bottom="0.101cm" style:contextual-spacing="false" fo:line-height="115%" style:punctuation-wrap="simple" style:writing-mode="lr-tb"/>
      <style:text-properties fo:color="#000000" loext:opacity="100%" style:font-name="Bahnschrift Light" fo:font-size="12pt" fo:font-weight="bold" officeooo:paragraph-rsid="00214578" style:font-size-asian="12pt" style:font-weight-asian="bold" style:font-size-complex="12pt" style:font-weight-complex="bold"/>
    </style:style>
    <style:style style:name="P4" style:family="paragraph" style:parent-style-name="Frame_20_contents">
      <style:paragraph-properties fo:margin-top="0.101cm" fo:margin-bottom="0.101cm" style:contextual-spacing="false" fo:line-height="115%" style:punctuation-wrap="simple" style:writing-mode="lr-tb"/>
      <style:text-properties fo:color="#000000" loext:opacity="100%" style:font-name="Bahnschrift Light" fo:font-size="8pt" style:font-size-asian="8pt" style:font-size-complex="8pt"/>
    </style:style>
    <style:style style:name="P5" style:family="paragraph" style:parent-style-name="Frame_20_contents">
      <style:paragraph-properties fo:margin-top="0.101cm" fo:margin-bottom="0.101cm" style:contextual-spacing="false" fo:line-height="115%" style:punctuation-wrap="simple" style:writing-mode="lr-tb"/>
      <style:text-properties fo:color="#000000" loext:opacity="100%" style:font-name="Bahnschrift Light" fo:font-size="8pt" officeooo:rsid="002b2e86" officeooo:paragraph-rsid="002b2e86" style:font-size-asian="8pt" style:font-size-complex="8pt"/>
    </style:style>
    <style:style style:name="P6" style:family="paragraph" style:parent-style-name="Standard">
      <style:paragraph-properties fo:text-align="start" style:justify-single-word="false" style:writing-mode="lr-tb"/>
    </style:style>
    <style:style style:name="P7" style:family="paragraph" style:parent-style-name="Frame_20_contents">
      <style:paragraph-properties style:punctuation-wrap="simple" style:writing-mode="lr-tb"/>
      <style:text-properties fo:color="#ffffff" loext:opacity="100%" style:font-name="Bahnschrift Light" fo:font-size="10pt" style:font-size-asian="10pt" style:font-size-complex="10pt"/>
    </style:style>
    <style:style style:name="P8" style:family="paragraph" style:parent-style-name="Frame_20_contents">
      <style:paragraph-properties fo:margin-top="0.101cm" fo:margin-bottom="0.101cm" style:contextual-spacing="false" fo:line-height="115%" style:punctuation-wrap="simple" style:writing-mode="lr-tb"/>
      <style:text-properties fo:color="#ffffff" loext:opacity="100%" style:font-name="Bahnschrift Light" fo:font-size="10pt" style:font-size-asian="10pt" style:font-size-complex="10pt"/>
    </style:style>
    <style:style style:name="P9" style:family="paragraph" style:parent-style-name="Frame_20_contents">
      <style:paragraph-properties fo:margin-top="0.101cm" fo:margin-bottom="0.101cm" style:contextual-spacing="false" fo:line-height="115%" style:punctuation-wrap="simple" style:writing-mode="lr-tb"/>
      <style:text-properties officeooo:paragraph-rsid="00214578"/>
    </style:style>
    <style:style style:name="P10" style:family="paragraph" style:parent-style-name="Frame_20_contents">
      <style:paragraph-properties fo:margin-top="0.101cm" fo:margin-bottom="0.101cm" style:contextual-spacing="false" fo:line-height="115%" style:punctuation-wrap="simple" style:writing-mode="lr-tb"/>
      <style:text-properties officeooo:paragraph-rsid="002b2e86"/>
    </style:style>
    <style:style style:name="P11" style:family="paragraph" style:parent-style-name="Frame_20_contents">
      <style:paragraph-properties fo:margin-top="0.101cm" fo:margin-bottom="0.101cm" style:contextual-spacing="false" fo:line-height="115%" style:punctuation-wrap="simple" style:writing-mode="lr-tb"/>
      <style:text-properties officeooo:paragraph-rsid="002ec498"/>
    </style:style>
    <style:style style:name="P12" style:family="paragraph" style:parent-style-name="Frame_20_contents">
      <style:paragraph-properties fo:margin-top="0.101cm" fo:margin-bottom="0.101cm" style:contextual-spacing="false" fo:line-height="115%" style:punctuation-wrap="simple" style:writing-mode="lr-tb"/>
      <style:text-properties officeooo:rsid="002b2e86" officeooo:paragraph-rsid="002b2e86"/>
    </style:style>
    <style:style style:name="P13" style:family="paragraph" style:parent-style-name="Frame_20_contents">
      <style:paragraph-properties style:punctuation-wrap="simple" style:writing-mode="lr-tb"/>
    </style:style>
    <style:style style:name="P14" style:family="paragraph" style:parent-style-name="Frame_20_contents">
      <style:paragraph-properties fo:margin-top="0.101cm" fo:margin-bottom="0.101cm" style:contextual-spacing="false" fo:line-height="115%" style:punctuation-wrap="simple" style:writing-mode="lr-tb"/>
    </style:style>
    <style:style style:name="P15" style:family="paragraph" style:parent-style-name="Frame_20_contents">
      <style:paragraph-properties fo:margin-top="0.101cm" fo:margin-bottom="0.101cm" style:contextual-spacing="false" fo:line-height="115%" style:punctuation-wrap="simple" style:writing-mode="lr-tb"/>
      <style:text-properties officeooo:paragraph-rsid="0029a7f8"/>
    </style:style>
    <style:style style:name="P16" style:family="paragraph">
      <loext:graphic-properties draw:fill="none"/>
      <style:paragraph-properties fo:text-align="start"/>
      <style:text-properties fo:color="#000000" loext:opacity="100%" fo:font-size="18pt"/>
    </style:style>
    <style:style style:name="P17" style:family="paragraph">
      <loext:graphic-properties draw:fill="bitmap" draw:fill-image-name="msFillBitmap_20_1" style:repeat="stretch"/>
      <style:paragraph-properties fo:text-align="start"/>
      <style:text-properties fo:font-size="18pt"/>
    </style:style>
    <style:style style:name="P18" style:family="paragraph">
      <loext:graphic-properties draw:fill="solid" draw:fill-color="#34404e"/>
      <style:paragraph-properties fo:text-align="start"/>
      <style:text-properties fo:font-size="18pt"/>
    </style:style>
    <style:style style:name="P19" style:family="paragraph">
      <loext:graphic-properties draw:fill="solid" draw:fill-color="#1d242c"/>
      <style:paragraph-properties fo:text-align="start"/>
      <style:text-properties fo:font-size="18pt"/>
    </style:style>
    <style:style style:name="T1" style:family="text">
      <style:text-properties fo:color="#ffffff" loext:opacity="100%" style:font-name="Bahnschrift SemiBold"/>
    </style:style>
    <style:style style:name="T2" style:family="text">
      <style:text-properties fo:color="#ffffff" loext:opacity="100%" style:font-name="Bahnschrift SemiBold" fo:font-size="20pt" style:font-size-asian="20pt" style:font-size-complex="20pt"/>
    </style:style>
    <style:style style:name="T3" style:family="text">
      <style:text-properties fo:color="#ffffff" loext:opacity="100%" style:font-name="Bahnschrift SemiBold" fo:font-size="20pt" officeooo:rsid="00444ef1" style:font-size-asian="20pt" style:font-size-complex="20pt"/>
    </style:style>
    <style:style style:name="T4" style:family="text">
      <style:text-properties fo:color="#ffffff" loext:opacity="100%" style:font-name="Bahnschrift Light" fo:font-size="10pt" style:font-size-asian="10pt" style:font-size-complex="10pt"/>
    </style:style>
    <style:style style:name="T5" style:family="text">
      <style:text-properties fo:color="#47cb7d" loext:opacity="100%" style:font-name="Bahnschrift SemiBold"/>
    </style:style>
    <style:style style:name="T6" style:family="text">
      <style:text-properties fo:color="#47cb7d" loext:opacity="100%" style:font-name="Bahnschrift SemiBold" fo:font-size="12pt" fo:font-weight="bold" style:font-size-asian="12pt" style:font-weight-asian="bold" style:font-size-complex="12pt" style:font-weight-complex="bold"/>
    </style:style>
    <style:style style:name="T7" style:family="text">
      <style:text-properties fo:color="#47cb7d" loext:opacity="100%" style:font-name="Bahnschrift SemiBold" fo:font-size="12pt" fo:font-weight="bold" officeooo:rsid="0029a7f8" style:font-size-asian="12pt" style:font-weight-asian="bold" style:font-size-complex="12pt" style:font-weight-complex="bold"/>
    </style:style>
    <style:style style:name="T8" style:family="text">
      <style:text-properties fo:color="#000000" loext:opacity="100%" style:font-name="Bahnschrift Light" fo:font-size="12pt" fo:font-weight="bold" style:font-size-asian="12pt" style:font-weight-asian="bold" style:font-size-complex="12pt" style:font-weight-complex="bold"/>
    </style:style>
    <style:style style:name="T9" style:family="text">
      <style:text-properties fo:color="#000000" loext:opacity="100%" style:font-name="Bahnschrift Light" fo:font-size="10pt" fo:font-weight="normal" style:font-size-asian="10pt" style:font-weight-asian="normal" style:font-size-complex="10pt" style:font-weight-complex="normal"/>
    </style:style>
    <style:style style:name="T10" style:family="text">
      <style:text-properties fo:color="#000000" loext:opacity="100%" style:font-name="Bahnschrift Light" fo:font-size="10pt" fo:font-weight="normal" officeooo:rsid="00214578" style:font-size-asian="10pt" style:font-weight-asian="normal" style:font-size-complex="10pt" style:font-weight-complex="normal"/>
    </style:style>
    <style:style style:name="T11" style:family="text">
      <style:text-properties fo:color="#000000" loext:opacity="100%" style:font-name="Bahnschrift Light" fo:font-size="10pt" fo:font-weight="bold" style:font-size-asian="10pt" style:font-weight-asian="bold" style:font-size-complex="10pt" style:font-weight-complex="bold"/>
    </style:style>
    <style:style style:name="T12" style:family="text">
      <style:text-properties fo:color="#000000" loext:opacity="100%" style:font-name="Bahnschrift Light" fo:font-size="8pt" style:font-size-asian="8pt" style:font-size-complex="8pt"/>
    </style:style>
    <style:style style:name="T13" style:family="text">
      <style:text-properties fo:color="#000000" loext:opacity="100%" style:font-name="Bahnschrift Light" fo:font-size="8pt" officeooo:rsid="002b2e86" style:font-size-asian="8pt" style:font-size-complex="8pt"/>
    </style:style>
    <style:style style:name="T14" style:family="text">
      <style:text-properties fo:color="#000000" loext:opacity="100%" style:font-name="Bahnschrift Light" fo:font-size="8pt" officeooo:rsid="002bb28e" style:font-size-asian="8pt" style:font-size-complex="8pt"/>
    </style:style>
    <style:style style:name="T15" style:family="text">
      <style:text-properties fo:color="#000000" loext:opacity="100%" style:font-name="Bahnschrift Light" fo:font-size="8pt" officeooo:rsid="002dc44c" style:font-size-asian="8pt" style:font-size-complex="8pt"/>
    </style:style>
    <style:style style:name="T16" style:family="text">
      <style:text-properties fo:color="#000000" loext:opacity="100%" style:font-name="Bahnschrift Light" fo:font-size="8pt" officeooo:rsid="00319b80" style:font-size-asian="8pt" style:font-size-complex="8pt"/>
    </style:style>
    <style:style style:name="T17" style:family="text">
      <style:text-properties fo:color="#000000" loext:opacity="100%" style:font-name="Bahnschrift Light" fo:font-size="8pt" officeooo:rsid="00325d7e" style:font-size-asian="8pt" style:font-size-complex="8pt"/>
    </style:style>
    <style:style style:name="T18" style:family="text">
      <style:text-properties style:font-name="Bahnschrift SemiBold1"/>
    </style:style>
    <style:style style:name="T19" style:family="text">
      <style:text-properties fo:font-size="10pt" style:font-size-asian="10pt" style:font-size-complex="10pt"/>
    </style:style>
    <style:style style:name="T20" style:family="text">
      <style:text-properties fo:font-size="10pt" fo:font-weight="normal" officeooo:rsid="00214578" style:font-size-asian="10pt" style:font-weight-asian="normal" style:font-size-complex="10pt" style:font-weight-complex="normal"/>
    </style:style>
    <style:style style:name="gr1" style:family="graphic" style:parent-style-name="Frame">
      <style:graphic-properties draw:stroke="none" svg:stroke-width="0cm" draw:fill="none" loext:fill-use-slide-background="false" draw:textarea-vertical-align="top" draw:auto-grow-height="false" fo:min-height="0.714cm" fo:min-width="9.24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2.785cm" fo:min-width="9.22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1.323cm" fo:min-width="9.24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2.773cm" fo:min-width="9.22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2.417cm" fo:min-width="9.22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1.286cm" fo:min-width="9.089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4.53cm" fo:min-width="9.22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false" fo:min-height="0.619cm" fo:min-width="3.852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false" fo:min-height="1.274cm" fo:min-width="4.362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false" fo:min-height="3.655cm" fo:min-width="9.22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cm" svg:stroke-color="#333f4f" draw:fill="bitmap" draw:fill-image-name="msFillBitmap_20_1" style:repeat="stretch" draw:textarea-vertical-align="top" draw:auto-grow-height="false" fo:min-height="2.581cm" fo:min-width="2.33cm" fo:padding-top="0.125cm" fo:padding-bottom="0.125cm" fo:padding-left="0.25cm" fo:padding-right="0.25cm" fo:wrap-option="wrap" fo:clip="rect(0cm, 0cm, 0cm, 0cm)" loext:decorative="false" fo:margin-left="0.004cm" fo:margin-right="0.002cm" fo:margin-top="0.004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false" fo:min-height="4.581cm" fo:min-width="9.22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false" fo:min-height="2.217cm" fo:min-width="14.59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2.648cm" fo:min-width="9.24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0.61cm" fo:min-width="5.098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0.933cm" fo:min-width="6.50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width="0cm" draw:fill="solid" draw:fill-color="#34404e" draw:textarea-vertical-align="top" draw:auto-grow-height="false" fo:min-height="5.228cm" fo:min-width="20.551cm" fo:padding-top="0.125cm" fo:padding-bottom="0.125cm" fo:padding-left="0.25cm" fo:padding-right="0.25cm" fo:wrap-option="no-wrap" loext:decorative="false" fo:margin-left="0cm" fo:margin-right="0cm" fo:margin-top="0cm" fo:margin-bottom="0.02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cm" draw:fill="solid" draw:fill-color="#1d242c" draw:textarea-vertical-align="top" draw:auto-grow-height="false" fo:min-height="2.163cm" fo:min-width="20.59cm" fo:padding-top="0.125cm" fo:padding-bottom="0.125cm" fo:padding-left="0.25cm" fo:padding-right="0.25cm" fo:wrap-option="wrap" loext:decorative="false" fo:margin-left="0cm" fo:margin-right="0cm" fo:margin-top="0cm" fo:margin-bottom="0.02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custom-shape text:anchor-type="char" draw:z-index="2" draw:name="Text Frame 1" draw:style-name="gr16" draw:text-style-name="P16" svg:width="6.502cm" svg:height="0.932cm" svg:x="-1.473cm" svg:y="-1.296cm"><text:p text:style-name="P13"><text:span text:style-name="T2">Vass Richard-</text:span><text:span text:style-name="T3">Dani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Frame 2" draw:style-name="gr15" draw:text-style-name="P16" svg:width="5.097cm" svg:height="0.609cm" svg:x="-1.473cm" svg:y="-0.365cm"><text:p text:style-name="P13"><text:span text:style-name="T5">Android Develop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Frame 3" draw:style-name="gr13" draw:text-style-name="P16" svg:width="14.592cm" svg:height="2.216cm" svg:x="-1.49cm" svg:y="0.859cm"><text:p text:style-name="P7">I don't go with the flow, unless it's a PI plan.</text:p><text:p text:style-name="P1"/><text:p text:style-name="P13"><text:span text:style-name="T4">I'm your casual, friendly Android Developer, at work cracking code and in breaks cracking jokes. I'm a passionate developer with knowledge in mobile and TV platforms and equipped with a never-ending pursuit of improvement, both professionally and personall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Elipsa 13" draw:style-name="gr11" draw:text-style-name="P17" svg:width="4.003cm" svg:height="4.003cm" svg:x="13.988cm" svg:y="-1.147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0" draw:name="Prostokąt 2" draw:style-name="gr18" draw:text-style-name="P19" svg:width="21.09cm" svg:height="2.412cm" svg:x="-2.09cm" svg:y="3.47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Frame 4" draw:style-name="gr9" draw:text-style-name="P16" svg:width="4.361cm" svg:height="1.273cm" svg:x="-1.482cm" svg:y="4.477cm"><text:p text:style-name="P8">vassrichard09@yahoo.com</text:p><text:p text:style-name="P14"><text:span text:style-name="T4">+40 721 645 22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Frame 5" draw:style-name="gr8" draw:text-style-name="P16" svg:width="3.851cm" svg:height="0.618cm" svg:x="-1.471cm" svg:y="3.741cm"><text:p text:style-name="P13"><text:span text:style-name="T1">Contact inform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Frame 6" draw:style-name="gr8" draw:text-style-name="P16" svg:width="3.851cm" svg:height="0.618cm" svg:x="4.53cm" svg:y="3.741cm"><text:p text:style-name="P13"><text:span text:style-name="T1">Websi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Frame 7" draw:style-name="gr9" draw:text-style-name="P16" svg:width="4.361cm" svg:height="1.273cm" svg:x="4.519cm" svg:y="4.477cm"><text:p text:style-name="P14"><text:span text:style-name="T4">vassrichard.github.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Frame 8" draw:style-name="gr8" draw:text-style-name="P16" svg:width="3.851cm" svg:height="0.618cm" svg:x="9.53cm" svg:y="3.741cm"><text:p text:style-name="P13"><text:span text:style-name="T1">Other lin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Frame 9" draw:style-name="gr6" draw:text-style-name="P16" svg:width="9.088cm" svg:height="1.285cm" svg:x="9.52cm" svg:y="4.477cm"><text:p text:style-name="P8">github.com/VassRichard</text:p><text:p text:style-name="P14"><text:span text:style-name="T4">www.linkedin.com/in/richard-daniel-vass-8829621b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Frame 11" draw:style-name="gr3" draw:text-style-name="P16" svg:width="9.242cm" svg:height="1.322cm" svg:x="-1.482cm" svg:y="6.81cm"><text:p text:style-name="P2"><text:span text:style-name="T18">Android Software Engineer</text:span> <text:tab/> 09/2021 - NOW</text:p><text:p text:style-name="P14"><text:span text:style-name="T9">3SS (3 Screen Solutions) <text:s/><text:tab/><text:tab/><text:tab/> <text:s text:c="2"/>full-ti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Frame 12" draw:style-name="gr5" draw:text-style-name="P16" svg:width="9.222cm" svg:height="2.416cm" svg:x="-1.482cm" svg:y="8.292cm"><text:p text:style-name="P4">• Worked on the development of an STB based entertainment project</text:p><text:p text:style-name="P4">• Collaborated closely with peers to ensure everything is up to the standards and as bugless as possible</text:p><text:p text:style-name="P4">• Improved and enhanced performance that caused delays or bottlenecks</text:p><text:p text:style-name="P14"><text:span text:style-name="T12">• Polished design to pixel perfec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 Frame 10" draw:style-name="gr1" draw:text-style-name="P16" svg:width="9.242cm" svg:height="0.713cm" svg:x="-1.482cm" svg:y="6.144cm"><text:p text:style-name="P14"><text:span text:style-name="T6">WORK EXPERI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Frame 13" draw:style-name="gr3" draw:text-style-name="P16" svg:width="9.242cm" svg:height="1.322cm" svg:x="-1.482cm" svg:y="10.811cm"><text:p text:style-name="P2"><text:span text:style-name="T18">Android Developer</text:span><text:tab/><text:tab/><text:tab/> 02/2021 - NOW </text:p><text:p text:style-name="P14"><text:span text:style-name="T9">Creative Motion<text:tab/><text:tab/><text:tab/><text:tab/><text:tab/> part-ti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Frame 14" draw:style-name="gr4" draw:text-style-name="P16" svg:width="9.222cm" svg:height="2.772cm" svg:x="-1.482cm" svg:y="12.293cm"><text:p text:style-name="P4">• Spearheaded the development of a corporate carpooling application</text:p><text:p text:style-name="P4">• Implemented given requirements with own back-end API and custom design</text:p><text:p text:style-name="P4">• Participated in UI and back-end discussions to further enhance and improve general application architecture</text:p><text:p text:style-name="P14"><text:span text:style-name="T12">• Managed releases and launched versions every mont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Frame 15" draw:style-name="gr3" draw:text-style-name="P16" svg:width="9.242cm" svg:height="1.322cm" svg:x="-1.482cm" svg:y="15.145cm"><text:p text:style-name="P2"><text:span text:style-name="T18">Ecommerce operator</text:span><text:tab/> <text:s text:c="6"/>09/2020 - 09/2021</text:p><text:p text:style-name="P14"><text:span text:style-name="T9">Online Business Logistics<text:tab/><text:tab/><text:tab/> <text:s text:c="2"/>full-tim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Frame 16" draw:style-name="gr5" draw:text-style-name="P16" svg:width="9.222cm" svg:height="2.416cm" svg:x="-1.482cm" svg:y="16.626cm"><text:p text:style-name="P4">• Translated documents in multiple languages for product manuals.</text:p><text:p text:style-name="P4">• Managed and maintained product data in stock in the WMS</text:p><text:p text:style-name="P4">• Designed banners and promotional ads for marketing campaigns</text:p><text:p text:style-name="P14"><text:span text:style-name="T12">• (By own will) Developed two apps to quicken response time towards clients and to boost internal processed and commun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 Frame 17" draw:style-name="gr3" draw:text-style-name="P16" svg:width="9.242cm" svg:height="1.322cm" svg:x="-1.482cm" svg:y="19.145cm"><text:p text:style-name="P2"><text:span text:style-name="T18">Analyst Helper</text:span><text:tab/><text:tab/> <text:s text:c="6"/>02/2019 - 07/2020</text:p><text:p text:style-name="P14"><text:span text:style-name="T9">IPEC SA<text:tab/><text:tab/><text:tab/><text:tab/><text:tab/> part-ti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Frame 18" draw:style-name="gr2" draw:text-style-name="P16" svg:width="9.222cm" svg:height="2.784cm" svg:x="-1.482cm" svg:y="20.627cm"><text:p text:style-name="P4">• Maintained, troubleshooted and programmed FANUC robots</text:p><text:p text:style-name="P4">• Maintained IT hardware &amp; setup</text:p><text:p text:style-name="P4">• Researched and developed two POC machine vision systems to improve overall product quality</text:p><text:p text:style-name="P14"><text:span text:style-name="T12">• Developed a simple mobile app to boost industrial robots troubleshoot speed and a small back-en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Frame 19" draw:style-name="gr1" draw:text-style-name="P16" svg:width="9.242cm" svg:height="0.713cm" svg:x="9.52cm" svg:y="6.144cm"><text:p text:style-name="P14"><text:span text:style-name="T6">EDU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Frame 22" draw:style-name="gr3" draw:text-style-name="P16" svg:width="9.242cm" svg:height="1.322cm" svg:x="9.52cm" svg:y="6.81cm"><text:p text:style-name="P2"><text:span text:style-name="T18">Master’s Degree</text:span><text:tab/><text:tab/><text:tab/> <text:s text:c="7"/>2020-2022</text:p><text:p text:style-name="P14"><text:span text:style-name="T9">“1 Decembrie 1918” Alba Iuli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Frame 23" draw:style-name="gr10" draw:text-style-name="P16" svg:width="9.222cm" svg:height="3.654cm" svg:x="9.52cm" svg:y="8.292cm"><text:p text:style-name="P4">Combining the useful with pleasant, my thesis was the carpooling application developed for Creative Motion. This project was particularly exciting as it allowed me to combine my technical skills with my passion for creating innovative solutions.</text:p><text:p text:style-name="P14"><text:span text:style-name="T12">Through this project, I improved my skills in mobile development, gained valuable experience in integrating third-party APIs, and developed a deeper understanding of user experience design. It was a rewarding experience that solidified my commitment to creating impactful mobile solu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Frame 20" draw:style-name="gr3" draw:text-style-name="P16" svg:width="9.242cm" svg:height="1.322cm" svg:x="9.52cm" svg:y="12.144cm"><text:p text:style-name="P2"><text:span text:style-name="T18">Bachelor’s Degree</text:span><text:tab/><text:tab/><text:tab/> <text:s text:c="8"/>2017-2020</text:p><text:p text:style-name="P14"><text:span text:style-name="T9">“1 Decembrie 1918” Alba Iuli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Frame 21" draw:style-name="gr12" draw:text-style-name="P16" svg:width="9.222cm" svg:height="4.58cm" svg:x="9.52cm" svg:y="13.626cm"><text:p text:style-name="P4">My thesis consisted of two computer vision systems.</text:p><text:p text:style-name="P4"><text:s text:c="5"/>- Using a 3D laser camera called “IVC-3D51111” and its software “IVC Studio,” I created a system in six months that analyzed greyscale images to categorize objects as broken or intact. This method, based on 2D coordinate geometry, achieved a 99% accuracy in correctly identifying the objects.</text:p><text:p text:style-name="P14"><text:span text:style-name="T12"><text:s text:c="5"/>- I developed a neural network in Python, trained on the same greyscale images. This system pre-processed the images, extracted contours, and used them for training. However, due to limited training data, this model was less efficient than the first system and had room for improvem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Frame 24" draw:style-name="gr1" draw:text-style-name="P16" svg:width="9.242cm" svg:height="0.713cm" svg:x="-1.482cm" svg:y="23.479cm"><text:p text:style-name="P14"><text:span text:style-name="T6">LANGUAG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Frame 25" draw:style-name="gr14" draw:text-style-name="P16" svg:width="9.242cm" svg:height="2.647cm" svg:x="-1.482cm" svg:y="24.146cm"><text:p text:style-name="P2"><text:span text:style-name="T19">Hungarian</text:span> – <text:span text:style-name="T20">Native/bilingual proficiency</text:span></text:p><text:p text:style-name="P3"><text:span text:style-name="T19">Romanian</text:span> – <text:span text:style-name="T20">Native/bilingual proficiency</text:span></text:p><text:p text:style-name="P3"><text:span text:style-name="T19">English</text:span> – <text:span text:style-name="T20">Full professional proficiency</text:span></text:p><text:p text:style-name="P9"><text:span text:style-name="T11">Russian</text:span><text:span text:style-name="T8"> – </text:span><text:span text:style-name="T10">Elementary proficienc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Frame 26" draw:style-name="gr1" draw:text-style-name="P16" svg:width="9.242cm" svg:height="0.713cm" svg:x="9.52cm" svg:y="18.263cm"><text:p text:style-name="P15"><text:span text:style-name="T7">SKIL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Frame 27" draw:style-name="gr7" draw:text-style-name="P16" svg:width="9.222cm" svg:height="4.529cm" svg:x="9.539cm" svg:y="18.976cm"><text:p text:style-name="P11"><text:span text:style-name="T13">My main expertise revolves around Android where I’ve </text:span><text:span text:style-name="T14">mainly </text:span><text:span text:style-name="T13">interacted with: Java/Kotlin, MVVM, Koin, Retrofit, RxJava/Coroutines, </text:span><text:span text:style-name="T15">LiveData,</text:span><text:span text:style-name="T13"> SharedPreferences/DataStore, Glide, SQLite </text:span><text:span text:style-name="T16">and</text:span><text:span text:style-name="T13"> WorkManager</text:span></text:p><text:p text:style-name="P10"><text:span text:style-name="T17">A</text:span><text:span text:style-name="T14">lso, I’m not a complete stranger with</text:span><text:span text:style-name="T13">: Room, Jetpack Compose, </text:span><text:span text:style-name="T14">Navigation components, Google APIs </text:span><text:span text:style-name="T16">and</text:span><text:span text:style-name="T14"> </text:span><text:span text:style-name="T15">Waze integration</text:span></text:p><text:p text:style-name="P12"><text:span text:style-name="T13"/></text:p><text:p text:style-name="P12"><text:span text:style-name="T12">When I feel the urge to be a kid again and </text:span><text:span text:style-name="T14">not understand things</text:span><text:span text:style-name="T12">, you may find me dwelving in:</text:span></text:p><text:p text:style-name="P5">• Web: React and TypeScript</text:p><text:p text:style-name="P10"><text:span text:style-name="T13">• Machine learning: Python, OpenCV </text:span><text:span text:style-name="T16">and</text:span><text:span text:style-name="T13"> Matplotli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Prostokąt 3" draw:style-name="gr17" draw:text-style-name="P18" svg:width="21.051cm" svg:height="5.478cm" svg:x="-2.051cm" svg:y="-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Bahnschrift Light" svg:font-family="'Bahnschrift Light'" style:font-family-generic="roman" style:font-pitch="variable"/>
    <style:font-face style:name="Bahnschrift SemiBold" svg:font-family="'Bahnschrift SemiBold'" style:font-family-generic="roman" style:font-pitch="variable"/>
    <style:font-face style:name="Bahnschrift SemiBold1" svg:font-family="'Bahnschrift SemiBold'"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msFillBitmap_20_1" draw:display-name="msFillBitmap 1" xlink:href="Pictures/10000000000001AC000001ACF022889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21:12:14</meta:creation-date>
    <dc:language>en-GB</dc:language>
    <dc:date>2024-06-07T20:03:49.556000000</dc:date>
    <meta:editing-cycles>43</meta:editing-cycles>
    <meta:editing-duration>PT1H36M26S</meta:editing-duration>
    <meta:generator>LibreOffice/7.6.7.2$Windows_X86_64 LibreOffice_project/dd47e4b30cb7dab30588d6c79c651f218165e3c5</meta:generator>
    <meta:print-date>2024-06-07T20:00:06.555000000</meta:print-date>
    <meta:printed-by>PDF files</meta:printed-by>
    <meta:document-statistic meta:table-count="0" meta:image-count="0" meta:object-count="0" meta:page-count="1" meta:paragraph-count="58" meta:word-count="565" meta:character-count="3953" meta:non-whitespace-character-count="3367"/>
    <meta:user-defined meta:name="AppVersion">15.0000</meta:user-defined>
  </office:meta>
</office:document-meta>
</file>